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00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1" draw:layer="layout" svg:width="1.714cm" svg:height="1.714cm" svg:x="0.143cm" svg:y="0.143cm">
            <text:p/>
          </draw:circle>
          <draw:circle draw:style-name="gr2" draw:layer="layout" svg:width="1.714cm" svg:height="1.714cm" svg:x="0.143cm" svg:y="0.143cm">
            <text:p/>
          </draw:circle>
          <draw:polygon draw:style-name="gr3" draw:layer="layout" svg:width="1.429cm" svg:height="1.143cm" svg:x="0.286cm" svg:y="0.429cm" svg:viewBox="0 0 1430 1144" draw:points="0,286 1001,286 1001,0 1430,572 1001,1144 1001,858 0,858">
            <text:p/>
          </draw:polygon>
          <draw:polygon draw:style-name="gr2" draw:layer="layout" svg:width="1.429cm" svg:height="1.143cm" svg:x="0.286cm" svg:y="0.429cm" svg:viewBox="0 0 1430 1144" draw:points="0,286 1001,286 1001,0 1430,572 1001,1144 1001,858 0,85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Intermediate-Event-Link</dc:title>
    <meta:creation-date>2011-02-07T16:51:56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